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1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10d0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number-columns-repeated="16374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mean with ublock</text:p>
          </table:table-cell>
          <table:table-cell office:value-type="string" calcext:value-type="string">
            <text:p>median with ublock</text:p>
          </table:table-cell>
          <table:table-cell/>
          <table:table-cell office:value-type="string" calcext:value-type="string">
            <text:p>mean without ublock</text:p>
          </table:table-cell>
          <table:table-cell office:value-type="string" calcext:value-type="string">
            <text:p>median without ublock</text:p>
          </table:table-cell>
          <table:table-cell/>
          <table:table-cell office:value-type="string" calcext:value-type="string">
            <text:p>Mean %</text:p>
          </table:table-cell>
          <table:table-cell office:value-type="string" calcext:value-type="string">
            <text:p>Median %</text:p>
          </table:table-cell>
          <table:table-cell office:value-type="string" calcext:value-type="string">
            <text:p>metric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estimatedTBT</text:p>
          </table:table-cell>
          <table:table-cell table:style-name="ce1" office:value-type="float" office:value="6770.1354" calcext:value-type="float">
            <text:p>6770.1354</text:p>
          </table:table-cell>
          <table:table-cell table:style-name="ce1" office:value-type="float" office:value="4930.0986" calcext:value-type="float">
            <text:p>4930.0986</text:p>
          </table:table-cell>
          <table:table-cell table:style-name="ce1"/>
          <table:table-cell table:style-name="ce1" office:value-type="float" office:value="8411.13036435331" calcext:value-type="float">
            <text:p>8411.13036435331</text:p>
          </table:table-cell>
          <table:table-cell table:style-name="ce1" office:value-type="float" office:value="6165.1233" calcext:value-type="float">
            <text:p>6165.1233</text:p>
          </table:table-cell>
          <table:table-cell table:style-name="ce1"/>
          <table:table-cell table:style-name="ce1" table:formula="of:=(([.B2]-[.E2])/[.E2])*100" office:value-type="float" office:value="-19.5098030023159" calcext:value-type="float">
            <text:p>-19.5098030023159</text:p>
          </table:table-cell>
          <table:table-cell table:style-name="ce1" table:formula="of:=(([.C2]-[.F2])/[.F2])*100" office:value-type="float" office:value="-20.0324412003244" calcext:value-type="float">
            <text:p>-20.0324412003244</text:p>
          </table:table-cell>
          <table:table-cell table:style-name="ce1" office:value-type="string" calcext:value-type="string">
            <text:p>estimatedTBT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fcp</text:p>
          </table:table-cell>
          <table:table-cell office:value-type="float" office:value="6281.40812131716" calcext:value-type="float">
            <text:p>6281.40812131716</text:p>
          </table:table-cell>
          <table:table-cell office:value-type="float" office:value="5133.436" calcext:value-type="float">
            <text:p>5133.436</text:p>
          </table:table-cell>
          <table:table-cell/>
          <table:table-cell office:value-type="float" office:value="6675.94888391376" calcext:value-type="float">
            <text:p>6675.94888391376</text:p>
          </table:table-cell>
          <table:table-cell office:value-type="float" office:value="5375.1075" calcext:value-type="float">
            <text:p>5375.1075</text:p>
          </table:table-cell>
          <table:table-cell/>
          <table:table-cell table:formula="of:=(([.B3]-[.E3])/[.E3])*100" office:value-type="float" office:value="-5.90988291637879" calcext:value-type="float">
            <text:p>-5.90988291637879</text:p>
          </table:table-cell>
          <table:table-cell table:formula="of:=(([.C3]-[.F3])/[.F3])*100" office:value-type="float" office:value="-4.49612403100776" calcext:value-type="float">
            <text:p>-4.49612403100776</text:p>
          </table:table-cell>
          <table:table-cell office:value-type="string" calcext:value-type="string">
            <text:p>fc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connectEnd</text:p>
          </table:table-cell>
          <table:table-cell office:value-type="float" office:value="3530.57401142857" calcext:value-type="float">
            <text:p>3530.57401142857</text:p>
          </table:table-cell>
          <table:table-cell office:value-type="float" office:value="2833.39" calcext:value-type="float">
            <text:p>2833.39</text:p>
          </table:table-cell>
          <table:table-cell/>
          <table:table-cell office:value-type="float" office:value="3775.81158201893" calcext:value-type="float">
            <text:p>3775.81158201893</text:p>
          </table:table-cell>
          <table:table-cell office:value-type="float" office:value="3025.0605" calcext:value-type="float">
            <text:p>3025.0605</text:p>
          </table:table-cell>
          <table:table-cell/>
          <table:table-cell table:formula="of:=(([.B4]-[.E4])/[.E4])*100" office:value-type="float" office:value="-6.49496314271146" calcext:value-type="float">
            <text:p>-6.49496314271146</text:p>
          </table:table-cell>
          <table:table-cell table:formula="of:=(([.C4]-[.F4])/[.F4])*100" office:value-type="float" office:value="-6.33608815426998" calcext:value-type="float">
            <text:p>-6.33608815426998</text:p>
          </table:table-cell>
          <table:table-cell office:value-type="string" calcext:value-type="string">
            <text:p>navigationTiming_connectE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connectStart</text:p>
          </table:table-cell>
          <table:table-cell office:value-type="float" office:value="2196.13916" calcext:value-type="float">
            <text:p>2196.13916</text:p>
          </table:table-cell>
          <table:table-cell office:value-type="float" office:value="1733.368" calcext:value-type="float">
            <text:p>1733.368</text:p>
          </table:table-cell>
          <table:table-cell/>
          <table:table-cell office:value-type="float" office:value="2342.63360252366" calcext:value-type="float">
            <text:p>2342.63360252366</text:p>
          </table:table-cell>
          <table:table-cell office:value-type="float" office:value="1850.037" calcext:value-type="float">
            <text:p>1850.037</text:p>
          </table:table-cell>
          <table:table-cell/>
          <table:table-cell table:formula="of:=(([.B5]-[.E5])/[.E5])*100" office:value-type="float" office:value="-6.25340823105436" calcext:value-type="float">
            <text:p>-6.25340823105436</text:p>
          </table:table-cell>
          <table:table-cell table:formula="of:=(([.C5]-[.F5])/[.F5])*100" office:value-type="float" office:value="-6.30630630630631" calcext:value-type="float">
            <text:p>-6.30630630630631</text:p>
          </table:table-cell>
          <table:table-cell office:value-type="string" calcext:value-type="string">
            <text:p>navigationTiming_connectStar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domComplete</text:p>
          </table:table-cell>
          <table:table-cell office:value-type="float" office:value="11278.3616171429" calcext:value-type="float">
            <text:p>11278.3616171429</text:p>
          </table:table-cell>
          <table:table-cell office:value-type="float" office:value="8183.497" calcext:value-type="float">
            <text:p>8183.497</text:p>
          </table:table-cell>
          <table:table-cell/>
          <table:table-cell office:value-type="float" office:value="14012.3596317035" calcext:value-type="float">
            <text:p>14012.3596317035</text:p>
          </table:table-cell>
          <table:table-cell office:value-type="float" office:value="10266.872" calcext:value-type="float">
            <text:p>10266.872</text:p>
          </table:table-cell>
          <table:table-cell/>
          <table:table-cell table:formula="of:=(([.B6]-[.E6])/[.E6])*100" office:value-type="float" office:value="-19.5113320412846" calcext:value-type="float">
            <text:p>-19.5113320412846</text:p>
          </table:table-cell>
          <table:table-cell table:formula="of:=(([.C6]-[.F6])/[.F6])*100" office:value-type="float" office:value="-20.2922077922078" calcext:value-type="float">
            <text:p>-20.2922077922078</text:p>
          </table:table-cell>
          <table:table-cell office:value-type="string" calcext:value-type="string">
            <text:p>navigationTiming_domComplet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domContentLoadedEventEnd</text:p>
          </table:table-cell>
          <table:table-cell office:value-type="float" office:value="6906.30138857143" calcext:value-type="float">
            <text:p>6906.30138857143</text:p>
          </table:table-cell>
          <table:table-cell office:value-type="float" office:value="5600.112" calcext:value-type="float">
            <text:p>5600.112</text:p>
          </table:table-cell>
          <table:table-cell/>
          <table:table-cell office:value-type="float" office:value="7720.93517271293" calcext:value-type="float">
            <text:p>7720.93517271293</text:p>
          </table:table-cell>
          <table:table-cell office:value-type="float" office:value="5916.785" calcext:value-type="float">
            <text:p>5916.785</text:p>
          </table:table-cell>
          <table:table-cell/>
          <table:table-cell table:formula="of:=(([.B7]-[.E7])/[.E7])*100" office:value-type="float" office:value="-10.5509729834354" calcext:value-type="float">
            <text:p>-10.5509729834354</text:p>
          </table:table-cell>
          <table:table-cell table:formula="of:=(([.C7]-[.F7])/[.F7])*100" office:value-type="float" office:value="-5.35211267605633" calcext:value-type="float">
            <text:p>-5.35211267605633</text:p>
          </table:table-cell>
          <table:table-cell office:value-type="string" calcext:value-type="string">
            <text:p>navigationTiming_domContentLoadedEventE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domContentLoadedEventStart</text:p>
          </table:table-cell>
          <table:table-cell office:value-type="float" office:value="6887.18536" calcext:value-type="float">
            <text:p>6887.18536</text:p>
          </table:table-cell>
          <table:table-cell office:value-type="float" office:value="5583.445" calcext:value-type="float">
            <text:p>5583.445</text:p>
          </table:table-cell>
          <table:table-cell/>
          <table:table-cell office:value-type="float" office:value="7703.78183280757" calcext:value-type="float">
            <text:p>7703.78183280757</text:p>
          </table:table-cell>
          <table:table-cell office:value-type="float" office:value="5900.118" calcext:value-type="float">
            <text:p>5900.118</text:p>
          </table:table-cell>
          <table:table-cell/>
          <table:table-cell table:formula="of:=(([.B8]-[.E8])/[.E8])*100" office:value-type="float" office:value="-10.5999428661127" calcext:value-type="float">
            <text:p>-10.5999428661127</text:p>
          </table:table-cell>
          <table:table-cell table:formula="of:=(([.C8]-[.F8])/[.F8])*100" office:value-type="float" office:value="-5.36723163841809" calcext:value-type="float">
            <text:p>-5.36723163841809</text:p>
          </table:table-cell>
          <table:table-cell office:value-type="string" calcext:value-type="string">
            <text:p>navigationTiming_domContentLoadedEventStar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domInteractive</text:p>
          </table:table-cell>
          <table:table-cell office:value-type="float" office:value="6354.67130857143" calcext:value-type="float">
            <text:p>6354.67130857143</text:p>
          </table:table-cell>
          <table:table-cell office:value-type="float" office:value="5133.436" calcext:value-type="float">
            <text:p>5133.436</text:p>
          </table:table-cell>
          <table:table-cell/>
          <table:table-cell office:value-type="float" office:value="7180.92700157729" calcext:value-type="float">
            <text:p>7180.92700157729</text:p>
          </table:table-cell>
          <table:table-cell office:value-type="float" office:value="5400.108" calcext:value-type="float">
            <text:p>5400.108</text:p>
          </table:table-cell>
          <table:table-cell/>
          <table:table-cell table:formula="of:=(([.B9]-[.E9])/[.E9])*100" office:value-type="float" office:value="-11.5062538976426" calcext:value-type="float">
            <text:p>-11.5062538976426</text:p>
          </table:table-cell>
          <table:table-cell table:formula="of:=(([.C9]-[.F9])/[.F9])*100" office:value-type="float" office:value="-4.93827160493828" calcext:value-type="float">
            <text:p>-4.93827160493828</text:p>
          </table:table-cell>
          <table:table-cell office:value-type="string" calcext:value-type="string">
            <text:p>navigationTiming_domInteractiv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domainLookupEnd</text:p>
          </table:table-cell>
          <table:table-cell office:value-type="float" office:value="2160.22007428571" calcext:value-type="float">
            <text:p>2160.22007428571</text:p>
          </table:table-cell>
          <table:table-cell office:value-type="float" office:value="1700.034" calcext:value-type="float">
            <text:p>1700.034</text:p>
          </table:table-cell>
          <table:table-cell/>
          <table:table-cell office:value-type="float" office:value="2303.98929652997" calcext:value-type="float">
            <text:p>2303.98929652997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0]-[.E10])/[.E10])*100" office:value-type="float" office:value="-6.24001259297474" calcext:value-type="float">
            <text:p>-6.24001259297474</text:p>
          </table:table-cell>
          <table:table-cell table:formula="of:=(([.C10]-[.F10])/[.F10])*100" office:value-type="float" office:value="-6.42201834862385" calcext:value-type="float">
            <text:p>-6.42201834862385</text:p>
          </table:table-cell>
          <table:table-cell office:value-type="string" calcext:value-type="string">
            <text:p>navigationTiming_domainLookupE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domainLookupStart</text:p>
          </table:table-cell>
          <table:table-cell office:value-type="float" office:value="2160.22007428571" calcext:value-type="float">
            <text:p>2160.22007428571</text:p>
          </table:table-cell>
          <table:table-cell office:value-type="float" office:value="1700.034" calcext:value-type="float">
            <text:p>1700.034</text:p>
          </table:table-cell>
          <table:table-cell/>
          <table:table-cell office:value-type="float" office:value="2303.98929652997" calcext:value-type="float">
            <text:p>2303.98929652997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1]-[.E11])/[.E11])*100" office:value-type="float" office:value="-6.24001259297474" calcext:value-type="float">
            <text:p>-6.24001259297474</text:p>
          </table:table-cell>
          <table:table-cell table:formula="of:=(([.C11]-[.F11])/[.F11])*100" office:value-type="float" office:value="-6.42201834862385" calcext:value-type="float">
            <text:p>-6.42201834862385</text:p>
          </table:table-cell>
          <table:table-cell office:value-type="string" calcext:value-type="string">
            <text:p>navigationTiming_domainLookupStar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fetchStart</text:p>
          </table:table-cell>
          <table:table-cell office:value-type="float" office:value="2160.22007428571" calcext:value-type="float">
            <text:p>2160.22007428571</text:p>
          </table:table-cell>
          <table:table-cell office:value-type="float" office:value="1700.034" calcext:value-type="float">
            <text:p>1700.034</text:p>
          </table:table-cell>
          <table:table-cell/>
          <table:table-cell office:value-type="float" office:value="2303.98929652997" calcext:value-type="float">
            <text:p>2303.98929652997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2]-[.E12])/[.E12])*100" office:value-type="float" office:value="-6.24001259297474" calcext:value-type="float">
            <text:p>-6.24001259297474</text:p>
          </table:table-cell>
          <table:table-cell table:formula="of:=(([.C12]-[.F12])/[.F12])*100" office:value-type="float" office:value="-6.42201834862385" calcext:value-type="float">
            <text:p>-6.42201834862385</text:p>
          </table:table-cell>
          <table:table-cell office:value-type="string" calcext:value-type="string">
            <text:p>navigationTiming_fetchStar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loadEventEnd</text:p>
          </table:table-cell>
          <table:table-cell office:value-type="float" office:value="11283.559" calcext:value-type="float">
            <text:p>11283.559</text:p>
          </table:table-cell>
          <table:table-cell office:value-type="float" office:value="8216.831" calcext:value-type="float">
            <text:p>8216.831</text:p>
          </table:table-cell>
          <table:table-cell/>
          <table:table-cell office:value-type="float" office:value="14018.5506072555" calcext:value-type="float">
            <text:p>14018.5506072555</text:p>
          </table:table-cell>
          <table:table-cell office:value-type="float" office:value="10275.2055" calcext:value-type="float">
            <text:p>10275.2055</text:p>
          </table:table-cell>
          <table:table-cell/>
          <table:table-cell table:formula="of:=(([.B13]-[.E13])/[.E13])*100" office:value-type="float" office:value="-19.5098030023159" calcext:value-type="float">
            <text:p>-19.5098030023159</text:p>
          </table:table-cell>
          <table:table-cell table:formula="of:=(([.C13]-[.F13])/[.F13])*100" office:value-type="float" office:value="-20.0324412003244" calcext:value-type="float">
            <text:p>-20.0324412003244</text:p>
          </table:table-cell>
          <table:table-cell office:value-type="string" calcext:value-type="string">
            <text:p>navigationTiming_loadEventE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loadEventStart</text:p>
          </table:table-cell>
          <table:table-cell office:value-type="float" office:value="11278.7697885714" calcext:value-type="float">
            <text:p>11278.7697885714</text:p>
          </table:table-cell>
          <table:table-cell office:value-type="float" office:value="8183.497" calcext:value-type="float">
            <text:p>8183.497</text:p>
          </table:table-cell>
          <table:table-cell/>
          <table:table-cell office:value-type="float" office:value="14012.8196829653" calcext:value-type="float">
            <text:p>14012.8196829653</text:p>
          </table:table-cell>
          <table:table-cell office:value-type="float" office:value="10275.2055" calcext:value-type="float">
            <text:p>10275.2055</text:p>
          </table:table-cell>
          <table:table-cell/>
          <table:table-cell table:formula="of:=(([.B14]-[.E14])/[.E14])*100" office:value-type="float" office:value="-19.5110617010048" calcext:value-type="float">
            <text:p>-19.5110617010048</text:p>
          </table:table-cell>
          <table:table-cell table:formula="of:=(([.C14]-[.F14])/[.F14])*100" office:value-type="float" office:value="-20.3568532035685" calcext:value-type="float">
            <text:p>-20.3568532035685</text:p>
          </table:table-cell>
          <table:table-cell office:value-type="string" calcext:value-type="string">
            <text:p>navigationTiming_loadEventStar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requestStart</text:p>
          </table:table-cell>
          <table:table-cell office:value-type="float" office:value="3535.82581714286" calcext:value-type="float">
            <text:p>3535.82581714286</text:p>
          </table:table-cell>
          <table:table-cell office:value-type="float" office:value="2850.057" calcext:value-type="float">
            <text:p>2850.057</text:p>
          </table:table-cell>
          <table:table-cell/>
          <table:table-cell office:value-type="float" office:value="3790.90126340694" calcext:value-type="float">
            <text:p>3790.90126340694</text:p>
          </table:table-cell>
          <table:table-cell office:value-type="float" office:value="3033.394" calcext:value-type="float">
            <text:p>3033.394</text:p>
          </table:table-cell>
          <table:table-cell/>
          <table:table-cell table:formula="of:=(([.B15]-[.E15])/[.E15])*100" office:value-type="float" office:value="-6.72862278757531" calcext:value-type="float">
            <text:p>-6.72862278757531</text:p>
          </table:table-cell>
          <table:table-cell table:formula="of:=(([.C15]-[.F15])/[.F15])*100" office:value-type="float" office:value="-6.04395604395604" calcext:value-type="float">
            <text:p>-6.04395604395604</text:p>
          </table:table-cell>
          <table:table-cell office:value-type="string" calcext:value-type="string">
            <text:p>navigationTiming_requestStar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responseEnd</text:p>
          </table:table-cell>
          <table:table-cell office:value-type="float" office:value="4221.06401142857" calcext:value-type="float">
            <text:p>4221.06401142857</text:p>
          </table:table-cell>
          <table:table-cell office:value-type="float" office:value="3450.069" calcext:value-type="float">
            <text:p>3450.069</text:p>
          </table:table-cell>
          <table:table-cell/>
          <table:table-cell office:value-type="float" office:value="4466.6377011041" calcext:value-type="float">
            <text:p>4466.6377011041</text:p>
          </table:table-cell>
          <table:table-cell office:value-type="float" office:value="3575.0715" calcext:value-type="float">
            <text:p>3575.0715</text:p>
          </table:table-cell>
          <table:table-cell/>
          <table:table-cell table:formula="of:=(([.B16]-[.E16])/[.E16])*100" office:value-type="float" office:value="-5.49795407885506" calcext:value-type="float">
            <text:p>-5.49795407885506</text:p>
          </table:table-cell>
          <table:table-cell table:formula="of:=(([.C16]-[.F16])/[.F16])*100" office:value-type="float" office:value="-3.4965034965035" calcext:value-type="float">
            <text:p>-3.4965034965035</text:p>
          </table:table-cell>
          <table:table-cell office:value-type="string" calcext:value-type="string">
            <text:p>navigationTiming_responseE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responseStart</text:p>
          </table:table-cell>
          <table:table-cell office:value-type="float" office:value="4198.01593142857" calcext:value-type="float">
            <text:p>4198.01593142857</text:p>
          </table:table-cell>
          <table:table-cell office:value-type="float" office:value="3433.402" calcext:value-type="float">
            <text:p>3433.402</text:p>
          </table:table-cell>
          <table:table-cell/>
          <table:table-cell office:value-type="float" office:value="4430.08334227129" calcext:value-type="float">
            <text:p>4430.08334227129</text:p>
          </table:table-cell>
          <table:table-cell office:value-type="float" office:value="3550.071" calcext:value-type="float">
            <text:p>3550.071</text:p>
          </table:table-cell>
          <table:table-cell/>
          <table:table-cell table:formula="of:=(([.B17]-[.E17])/[.E17])*100" office:value-type="float" office:value="-5.23844345383669" calcext:value-type="float">
            <text:p>-5.23844345383669</text:p>
          </table:table-cell>
          <table:table-cell table:formula="of:=(([.C17]-[.F17])/[.F17])*100" office:value-type="float" office:value="-3.28638497652582" calcext:value-type="float">
            <text:p>-3.28638497652582</text:p>
          </table:table-cell>
          <table:table-cell office:value-type="string" calcext:value-type="string">
            <text:p>navigationTiming_responseStar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secureConnectionStart</text:p>
          </table:table-cell>
          <table:table-cell office:value-type="float" office:value="2984.30458285714" calcext:value-type="float">
            <text:p>2984.30458285714</text:p>
          </table:table-cell>
          <table:table-cell office:value-type="float" office:value="2333.38" calcext:value-type="float">
            <text:p>2333.38</text:p>
          </table:table-cell>
          <table:table-cell/>
          <table:table-cell office:value-type="float" office:value="3225.97145820189" calcext:value-type="float">
            <text:p>3225.97145820189</text:p>
          </table:table-cell>
          <table:table-cell office:value-type="float" office:value="2425.0485" calcext:value-type="float">
            <text:p>2425.0485</text:p>
          </table:table-cell>
          <table:table-cell/>
          <table:table-cell table:formula="of:=(([.B18]-[.E18])/[.E18])*100" office:value-type="float" office:value="-7.49128994090518" calcext:value-type="float">
            <text:p>-7.49128994090518</text:p>
          </table:table-cell>
          <table:table-cell table:formula="of:=(([.C18]-[.F18])/[.F18])*100" office:value-type="float" office:value="-3.78006872852233" calcext:value-type="float">
            <text:p>-3.78006872852233</text:p>
          </table:table-cell>
          <table:table-cell office:value-type="string" calcext:value-type="string">
            <text:p>navigationTiming_secureConnectionStar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formula="of:=AVERAGE([.H3:.H18])" office:value-type="float" office:value="-9.59524805137731" calcext:value-type="float">
            <text:p>-9.59524805137731</text:p>
          </table:table-cell>
          <table:table-cell table:formula="of:=AVERAGE([.I3:.I18])" office:value-type="float" office:value="-8.0844128061548" calcext:value-type="float">
            <text:p>-8.0844128061548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om_content_loaded_event_diff</text:p>
          </table:table-cell>
          <table:table-cell office:value-type="float" office:value="19.1160285714286" calcext:value-type="float">
            <text:p>19.116028571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1533399053628" calcext:value-type="float">
            <text:p>17.153339905362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3]-[.E23])/[.E23])*100" office:value-type="float" office:value="11.4420204863555" calcext:value-type="float">
            <text:p>11.4420204863555</text:p>
          </table:table-cell>
          <table:table-cell table:formula="of:=(([.C23]-[.F23])/[.F23])*100" office:value-type="string" office:string-value="" calcext:value-type="error">
            <text:p>#DIV/0!</text:p>
          </table:table-cell>
          <table:table-cell office:value-type="string" calcext:value-type="string">
            <text:p>dom_content_loaded_event_diff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oad_event_diff</text:p>
          </table:table-cell>
          <table:table-cell office:value-type="float" office:value="4.78921142857141" calcext:value-type="float">
            <text:p>4.78921142857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3092429022084" calcext:value-type="float">
            <text:p>5.73092429022084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4]-[.E24])/[.E24])*100" office:value-type="float" office:value="-16.4321288148293" calcext:value-type="float">
            <text:p>-16.4321288148293</text:p>
          </table:table-cell>
          <table:table-cell table:formula="of:=(([.C24]-[.F24])/[.F24])*100" office:value-type="string" office:string-value="" calcext:value-type="error">
            <text:p>#DIV/0!</text:p>
          </table:table-cell>
          <table:table-cell office:value-type="string" calcext:value-type="string">
            <text:p>load_event_diff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sponse_diff</text:p>
          </table:table-cell>
          <table:table-cell office:value-type="float" office:value="23.04808" calcext:value-type="float">
            <text:p>23.048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5543588328076" calcext:value-type="float">
            <text:p>36.5543588328076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5]-[.E25])/[.E25])*100" office:value-type="float" office:value="-36.948476909642" calcext:value-type="float">
            <text:p>-36.948476909642</text:p>
          </table:table-cell>
          <table:table-cell table:formula="of:=(([.C25]-[.F25])/[.F25])*100" office:value-type="string" office:string-value="" calcext:value-type="error">
            <text:p>#DIV/0!</text:p>
          </table:table-cell>
          <table:table-cell office:value-type="string" calcext:value-type="string">
            <text:p>response_diff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sponse_time</text:p>
          </table:table-cell>
          <table:table-cell office:value-type="float" office:value="685.238194285714" calcext:value-type="float">
            <text:p>685.238194285714</text:p>
          </table:table-cell>
          <table:table-cell office:value-type="float" office:value="483.343" calcext:value-type="float">
            <text:p>483.343</text:p>
          </table:table-cell>
          <table:table-cell/>
          <table:table-cell office:value-type="float" office:value="675.736437697161" calcext:value-type="float">
            <text:p>675.736437697161</text:p>
          </table:table-cell>
          <table:table-cell office:value-type="float" office:value="500.01" calcext:value-type="float">
            <text:p>500.01</text:p>
          </table:table-cell>
          <table:table-cell/>
          <table:table-cell table:formula="of:=(([.B26]-[.E26])/[.E26])*100" office:value-type="float" office:value="1.406133524623" calcext:value-type="float">
            <text:p>1.406133524623</text:p>
          </table:table-cell>
          <table:table-cell table:formula="of:=(([.C26]-[.F26])/[.F26])*100" office:value-type="float" office:value="-3.33333333333333" calcext:value-type="float">
            <text:p>-3.33333333333333</text:p>
          </table:table-cell>
          <table:table-cell office:value-type="string" calcext:value-type="string">
            <text:p>response_time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formula="of:=AVERAGE([.H23:.H26])" office:value-type="float" office:value="-10.1331129283732" calcext:value-type="float">
            <text:p>-10.1331129283732</text:p>
          </table:table-cell>
          <table:table-cell table:formula="of:=AVERAGE([.I26])" office:value-type="float" office:value="-3.33333333333333" calcext:value-type="float">
            <text:p>-3.33333333333333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22:50:37.407409886</meta:creation-date>
    <dc:date>2024-09-10T23:31:16.609000000</dc:date>
    <meta:editing-duration>PT1H3M57S</meta:editing-duration>
    <meta:editing-cycles>2</meta:editing-cycles>
    <meta:generator>LibreOffice/7.6.5.2$Windows_X86_64 LibreOffice_project/38d5f62f85355c192ef5f1dd47c5c0c0c6d6598b</meta:generator>
    <meta:document-statistic meta:table-count="1" meta:cell-count="180" meta:object-count="0"/>
  </office:meta>
</office:document-meta>
</file>